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marker-start="Arrow" draw:marker-end="Arrow" draw:marker-end-width="0.3cm" draw:fill="solid" draw:fill-color="#ffffff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4cm" fo:min-width="3.54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4cm" fo:min-width="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3.75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946cm" svg:height="2.073cm" svg:x="3.549cm" svg:y="1.629cm">
          <text:p text:style-name="P1"><text:span text:style-name="T1">MySQL</text:span></text:p>
        </draw:rect>
        <draw:rect draw:style-name="gr1" draw:text-style-name="P1" draw:layer="layout" svg:width="3.361cm" svg:height="2.073cm" svg:x="7.44cm" svg:y="1.629cm">
          <text:p text:style-name="P1"><text:span text:style-name="T1">Main Server</text:span></text:p>
        </draw:rect>
        <draw:rect draw:style-name="gr2" draw:text-style-name="P2" draw:layer="layout" svg:width="3.361cm" svg:height="2.073cm" svg:x="12.392cm" svg:y="1.629cm">
          <text:p/>
        </draw:rect>
        <draw:rect draw:style-name="gr2" draw:text-style-name="P2" draw:layer="layout" svg:width="3.361cm" svg:height="2.072cm" svg:x="12.746cm" svg:y="2.006cm">
          <text:p/>
        </draw:rect>
        <draw:rect draw:style-name="gr1" draw:text-style-name="P1" draw:layer="layout" svg:width="3.36cm" svg:height="2.072cm" svg:x="13.1cm" svg:y="2.383cm">
          <text:p text:style-name="P1"><text:span text:style-name="T1">Game Servers</text:span></text:p>
        </draw:rect>
        <draw:rect draw:style-name="gr1" draw:text-style-name="P1" draw:layer="layout" svg:width="2.829cm" svg:height="2.261cm" svg:x="8.148cm" svg:y="6.904cm">
          <text:p text:style-name="P1"><text:span text:style-name="T1">Map Editor</text:span></text:p>
        </draw:rect>
        <draw:rect draw:style-name="gr1" draw:text-style-name="P1" draw:layer="layout" svg:width="3.006cm" svg:height="2.073cm" svg:x="13.277cm" svg:y="6.904cm">
          <text:p text:style-name="P1"><text:span text:style-name="T1">Client</text:span></text:p>
        </draw:rect>
        <draw:rect draw:style-name="gr1" draw:text-style-name="P1" draw:layer="layout" svg:width="3.007cm" svg:height="2.261cm" svg:x="3.195cm" svg:y="6.904cm">
          <text:p text:style-name="P1"><text:span text:style-name="T1">Captain</text:span></text:p>
          <text:p text:style-name="P1"><text:span text:style-name="T1">VTank</text:span></text:p>
        </draw:rect>
        <draw:line draw:style-name="gr3" draw:text-style-name="P2" draw:layer="layout" svg:x1="5.495cm" svg:y1="2.759cm" svg:x2="7.441cm" svg:y2="2.759cm">
          <text:p/>
        </draw:line>
        <draw:line draw:style-name="gr3" draw:text-style-name="P2" draw:layer="layout" svg:x1="10.801cm" svg:y1="2.571cm" svg:x2="12.393cm" svg:y2="2.571cm">
          <text:p/>
        </draw:line>
        <draw:line draw:style-name="gr4" draw:text-style-name="P2" draw:layer="layout" svg:x1="5.318cm" svg:y1="6.905cm" svg:x2="8.148cm" svg:y2="3.702cm">
          <text:p/>
        </draw:line>
        <draw:line draw:style-name="gr3" draw:text-style-name="P2" draw:layer="layout" svg:x1="9.563cm" svg:y1="6.905cm" svg:x2="9.209cm" svg:y2="3.702cm">
          <text:p/>
        </draw:line>
        <draw:line draw:style-name="gr3" draw:text-style-name="P2" draw:layer="layout" svg:x1="13.984cm" svg:y1="6.905cm" svg:x2="10.27cm" svg:y2="3.702cm">
          <text:p/>
        </draw:line>
        <draw:line draw:style-name="gr3" draw:text-style-name="P2" draw:layer="layout" svg:x1="15.222cm" svg:y1="6.904cm" svg:x2="15.222cm" svg:y2="4.455cm">
          <text:p/>
        </draw:line>
        <draw:frame draw:style-name="gr5" draw:text-style-name="P3" draw:layer="layout" svg:width="4.646cm" svg:height="0.806cm" svg:x="2.673cm" svg:y="9.354cm">
          <draw:text-box>
            <text:p text:style-name="P3"><text:span text:style-name="T1">Administrative Tool</text:span></text:p>
          </draw:text-box>
        </draw:frame>
        <draw:frame draw:style-name="gr6" draw:text-style-name="P3" draw:layer="layout" svg:width="4.045cm" svg:height="0.806cm" svg:x="13.1cm" svg:y="9.205cm">
          <draw:text-box>
            <text:p text:style-name="P3"><text:span text:style-name="T1">Used by players</text:span></text:p>
          </draw:text-box>
        </draw:frame>
        <draw:frame draw:style-name="gr7" draw:text-style-name="P3" draw:layer="layout" svg:width="4.888cm" svg:height="1.361cm" svg:x="2.54cm" svg:y="3.81cm">
          <draw:text-box>
            <text:p text:style-name="P3"><text:span text:style-name="T1">Account information</text:span></text:p>
            <text:p text:style-name="P3"><text:span text:style-name="T1">Game da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eter Chapin</meta:initial-creator>
    <meta:creation-date>2009-03-24T20:47:59.75</meta:creation-date>
    <dc:date>2009-03-24T21:05:31.64</dc:date>
    <dc:creator>Peter Chapin</dc:creator>
    <meta:editing-duration>PT00H16M50S</meta:editing-duration>
    <meta:editing-cycles>5</meta:editing-cycles>
    <meta:generator>OpenOffice.org/3.0$Win32 OpenOffice.org_project/300m15$Build-9379</meta:generator>
    <meta:document-statistic meta:object-count="17"/>
    <meta:user-defined meta:name="Info 1"/>
    <meta:user-defined meta:name="Info 2"/>
    <meta:user-defined meta:name="Info 3"/>
    <meta:user-defined meta:name="Info 4"/>
  </office:meta>
</office:document-meta>
</file>